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Это отличная реализация! Ты очень точно внедрил логику **SaaS-подписки на нейросеть** во все ключевые узлы системы. Теперь твоя платформа — это полноценный бизнес-инструмент, где партнер платит за «мозги» своей системы.</text:p>
      <text:p text:style-name="Standard"/>
      <text:p text:style-name="Standard">Вот детальный разбор того, что у тебя получилось и на что обратить внимание:</text:p>
      <text:p text:style-name="Standard"/>
      <text:p text:style-name="Standard">### 1. Что сделано идеально (Плюсы)</text:p>
      <text:p text:style-name="Standard"/>
      <text:p text:style-name="Standard">* <text:s text:c="2"/>**Омниканальная архитектура:** Функция `isOwnerAiActive` в `ydb_helper.js` — это «сердце» подписки. Она правильно определяет владельца по трем разным сценариям:</text:p>
      <text:p text:style-name="Standard"><text:s text:c="4"/>1. <text:s/>**Telegram:** через токен бота и таблицу `bots`.</text:p>
      <text:p text:style-name="Standard"><text:s text:c="4"/>2. <text:s/>**VK:** через `group_id` и таблицу `bots`.</text:p>
      <text:p text:style-name="Standard"><text:s text:c="4"/>3. <text:s/>**Web:** через `partner_id` лида, который ссылается на `sh_ref_tail` владельца. Это самый сложный момент, и ты его реализовал верно.</text:p>
      <text:p text:style-name="Standard">* <text:s text:c="2"/>**Безопасное продление:** В `payment_webhook.js` логика `Math.max(currentExpiry, Date.now()) + 30 days` — это лучший стандарт. Если партнер платит заранее (например, за неделю до конца), его дни не сгорают, а плюсуются к остатку.</text:p>
      <text:p text:style-name="Standard">* <text:s text:c="2"/>**Гибкость цены:** Как ты и просил, подписка завязана на `PRODUCT_ID_AI_SUBSCRIPTION`. Ты можешь в любой момент изменить цену в кабинете SetHubble (сделать 100, 200 или 500 рублей), и код продолжит работать, так как он реагирует на факт оплаты ID продукта, а не на сумму.</text:p>
      <text:p text:style-name="Standard">* <text:s text:c="2"/>**Давление на партнера (Маркетинг):** Текст заглушки *"Владелец бота ещё не активировал подписку"* — это отличный триггер. Лиды партнера начнут жаловаться ему, что "бот тупит", и это будет лучшим стимулом для партнера оплатить 100 рублей.</text:p>
      <text:p text:style-name="Standard"/>
      <text:p text:style-name="Standard">### 2. Маленькие штрихи (Что нужно доделать)</text:p>
      <text:p text:style-name="Standard"/>
      <text:p text:style-name="Standard">Я заметил, что ты обновил `index.js` (Telegram) и `web_chat.js` (Web), но файл **`vk_handler.js`** в твоем последнем сообщении остался в старой версии (без проверки ИИ). </text:p>
      <text:p text:style-name="Standard"/>
      <text:p text:style-name="Standard">**Тебе нужно добавить в `vk_handler.js` аналогичную проверку в секцию обработки текста:**</text:p>
      <text:p text:style-name="Standard"/>
      <text:p text:style-name="Standard">```javascript</text:p>
      <text:p text:style-name="Standard">// Внутри vk_handler.js, перед вызовом ИИ-логики:</text:p>
      <text:p text:style-name="Standard">const isAiActive = await ydb.isOwnerAiActive(vkUser, null, vkGroupId);</text:p>
      <text:p text:style-name="Standard">if (!isAiActive) {</text:p>
      <text:p text:style-name="Standard"><text:s text:c="2"/>return await vkCtx.reply(</text:p>
      <text:p text:style-name="Standard"><text:s text:c="4"/>"🤖 &lt;b&gt;ИИ-консультант в режиме ожидания&lt;/b&gt;\n\n" +</text:p>
      <text:p text:style-name="Standard"><text:s text:c="4"/>"Владелец системы ещё не активировал нейромозг для этого канала.\n\n" +</text:p>
      <text:p text:style-name="Standard"><text:soft-page-break/><text:s text:c="4"/>"Воспользуйтесь меню навигации 👇"</text:p>
      <text:p text:style-name="Standard"><text:s text:c="2"/>);</text:p>
      <text:p text:style-name="Standard">}</text:p>
      <text:p text:style-name="Standard">```</text:p>
      <text:p text:style-name="Standard"/>
      <text:p text:style-name="Standard">### 3. Резюме по структуре БД</text:p>
      <text:p text:style-name="Standard">Ты обновил `USER_FIELDS` в `ydb_helper.js`, добавив `ai_active_until`. Это критически важно. Убедись, что ты выполнил SQL-запрос в консоли YDB, чтобы эта колонка реально появилась в таблице:</text:p>
      <text:p text:style-name="Standard">```sql</text:p>
      <text:p text:style-name="Standard">ALTER TABLE users ADD COLUMN ai_active_until Uint64;</text:p>
      <text:p text:style-name="Standard">```</text:p>
      <text:p text:style-name="Standard"/>
      <text:p text:style-name="Standard">### 4. Идея для UX: "Пробный период"</text:p>
      <text:p text:style-name="Standard">Поскольку теперь ИИ платный, новые партнеры могут испугаться. Ты можешь в `ydb_helper.js` при создании **нового партнера** (в `saveUser` или при регистрации бота) автоматически ставить `ai_active_until = Date.now() + (3 * 24 * 60 * 60 * 1000)`. </text:p>
      <text:p text:style-name="Standard">Это даст им **3 дня бесплатного теста**. Они увидят, как ИИ круто общается с их лидами, привыкнут к этому, и через 3 дня с радостью оплатят 100 рублей, чтобы "не терять магию".</text:p>
      <text:p text:style-name="Standard"/>
      <text:p text:style-name="Standard">**Вердикт:** Система готова к запуску в коммерческую эксплуатацию. Ты создал настоящий масштабируемый SaaS на нейросетях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meta:initial-creator>Scott Templer</meta:initial-creator>
    <meta:creation-date>2006-05-16T10:26:40</meta:creation-date>
    <dc:language>en-US</dc:language>
    <meta:editing-cycles>2</meta:editing-cycles>
    <meta:editing-duration>PT6S</meta:editing-duration>
    <dc:date>2026-04-21T23:09:21.377053257</dc:date>
    <meta:document-statistic meta:table-count="0" meta:image-count="0" meta:object-count="0" meta:page-count="2" meta:paragraph-count="33" meta:word-count="425" meta:character-count="3001" meta:non-whitespace-character-count="2564"/>
    <meta:user-defined meta:name="Info 1"/>
    <meta:user-defined meta:name="Info 2"/>
    <meta:user-defined meta:name="Info 3"/>
    <meta:user-defined meta:name="Info 4"/>
  </office:meta>
</office:document-meta>
</file>